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59.77mm" svg:y="13.74mm">
            <draw:object draw:notify-on-update-of-ranges="Feuille1.A7:Feuille1.A7 Feuille1.B7:Feuille1.F7 Feuille1.A8:Feuille1.A8 Feuille1.B8:Feuille1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55058308.4" calcext:value-type="float">
            <text:p>655058308,4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352213094.4" calcext:value-type="float">
            <text:p>352213094,4</text:p>
          </table:table-cell>
          <table:table-cell table:style-name="ce1" office:value-type="float" office:value="201747465" calcext:value-type="float">
            <text:p>201747465</text:p>
          </table:table-cell>
          <table:table-cell table:style-name="ce2" office:value-type="float" office:value="124595296.5" calcext:value-type="float">
            <text:p>124595296,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700005867.7" calcext:value-type="float">
            <text:p>700005867,7</text:p>
          </table:table-cell>
          <table:table-cell table:style-name="ce2" office:value-type="float" office:value="736360163.5" calcext:value-type="float">
            <text:p>736360163,5</text:p>
          </table:table-cell>
          <table:table-cell table:style-name="ce2" office:value-type="float" office:value="766518690.5" calcext:value-type="float">
            <text:p>766518690,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85235055.4" calcext:value-type="float">
            <text:p>285235055,4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129158747.7" calcext:value-type="float">
            <text:p>129158747,7</text:p>
          </table:table-cell>
          <table:table-cell table:style-name="ce1" office:value-type="float" office:value="65162311.5" calcext:value-type="float">
            <text:p>65162311,5</text:p>
          </table:table-cell>
          <table:table-cell table:style-name="ce2" office:value-type="float" office:value="32824434.8" calcext:value-type="float">
            <text:p>32824434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259985866.6" calcext:value-type="float">
            <text:p>259985866,6</text:p>
          </table:table-cell>
          <table:table-cell table:style-name="ce2" office:value-type="float" office:value="261111140.3" calcext:value-type="float">
            <text:p>261111140,3</text:p>
          </table:table-cell>
          <table:table-cell table:style-name="ce2" office:value-type="float" office:value="260976126.3" calcext:value-type="float">
            <text:p>260976126,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40870684.3" calcext:value-type="float">
            <text:p>640870684,3</text:p>
          </table:table-cell>
          <table:table-cell table:style-name="ce2" office:value-type="float" office:value="622340529.2" calcext:value-type="float">
            <text:p>622340529,2</text:p>
          </table:table-cell>
          <table:table-cell table:style-name="ce2" office:value-type="float" office:value="347700285.3" calcext:value-type="float">
            <text:p>347700285,3</text:p>
          </table:table-cell>
          <table:table-cell table:style-name="ce2" office:value-type="float" office:value="175592209.4" calcext:value-type="float">
            <text:p>175592209,4</text:p>
          </table:table-cell>
          <table:table-cell table:style-name="ce2" office:value-type="float" office:value="88787369.8" calcext:value-type="float">
            <text:p>88787369,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8:40:59.384657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8-12-09T19:23:05.058398139</dc:date>
    <meta:editing-duration>PT30M2S</meta:editing-duration>
    <meta:editing-cycles>6</meta:editing-cycles>
    <meta:generator>LibreOffice/4.4.3.2$Linux_X86_64 LibreOffice_project/40m0$Build-2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Addition de deux vecteurs : Passage à l'échelle fort </text:p>
        </chart:title>
        <chart:plot-area chart:style-name="ch3" table:cell-range-address="Feuille1.A7:Feuille1.F8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655058308.4">
                <text:p>655058308.4</text:p>
                <draw:g>
                  <svg:desc>Feuille1.B8:Feuille1.F8</svg:desc>
                </draw:g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